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1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70925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ISP STK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onnecto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dummy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rp9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MOSI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VCC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LE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RST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SCK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MISO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clk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 table:number-rows-repeated="10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6">26.09.2007</text:date>, <text:time>00:4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04-10T19:33:07</meta:creation-date>
    <dc:creator>Roman Pszonczenko</dc:creator>
    <dc:date>2007-09-26T00:25:56</dc:date>
    <dc:language>de-DE</dc:language>
    <meta:editing-cycles>7</meta:editing-cycles>
    <meta:editing-duration>PT39M48S</meta:editing-duration>
    <meta:user-defined meta:name="Info 1"/>
    <meta:user-defined meta:name="Info 2"/>
    <meta:user-defined meta:name="Info 3"/>
    <meta:user-defined meta:name="Info 4"/>
    <meta:document-statistic meta:table-count="3" meta:cell-count="131"/>
  </office:meta>
</office:document-meta>
</file>